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" svg:font-family="Montserrat, Arial, sans-serif"/>
    <style:font-face style:name="Noto Serif" svg:font-family="'Noto Serif', apple-system, BlinkMacSystemFont, 'Segoe UI', Roboto, Oxygen-Sans, Ubuntu, Cantarell, 'Helvetica Neue', sans-serif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1bf40e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43b4e" officeooo:paragraph-rsid="00147c59" style:font-name-asian="Whitney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20" style:family="paragraph" style:parent-style-name="Text_20_body">
      <style:text-properties officeooo:paragraph-rsid="00209de6"/>
    </style:style>
    <style:style style:name="P21" style:family="paragraph" style:parent-style-name="Text_20_body">
      <style:text-properties officeooo:rsid="00209de6" officeooo:paragraph-rsid="00209de6"/>
    </style:style>
    <style:style style:name="P22" style:family="paragraph" style:parent-style-name="Text_20_body">
      <style:text-properties officeooo:paragraph-rsid="00258e63"/>
    </style:style>
    <style:style style:name="P23" style:family="paragraph" style:parent-style-name="Text_20_body">
      <style:text-properties officeooo:paragraph-rsid="002742a4"/>
    </style:style>
    <style:style style:name="P24" style:family="paragraph" style:parent-style-name="Text_20_body">
      <style:text-properties officeooo:rsid="00275e74" officeooo:paragraph-rsid="00275e74"/>
    </style:style>
    <style:style style:name="P25" style:family="paragraph" style:parent-style-name="Text_20_body" style:list-style-name="L1">
      <style:text-properties officeooo:rsid="00209de6" officeooo:paragraph-rsid="00209de6"/>
    </style:style>
    <style:style style:name="P26" style:family="paragraph" style:parent-style-name="Heading_20_2">
      <style:text-properties officeooo:rsid="00209de6" officeooo:paragraph-rsid="00209de6"/>
    </style:style>
    <style:style style:name="P27" style:family="paragraph" style:parent-style-name="Heading_20_2">
      <style:text-properties officeooo:rsid="00258e63" officeooo:paragraph-rsid="00258e63"/>
    </style:style>
    <style:style style:name="P28" style:family="paragraph" style:parent-style-name="Heading_20_2">
      <style:text-properties officeooo:rsid="002742a4" officeooo:paragraph-rsid="002742a4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43b4e" officeooo:paragraph-rsid="00147c59" style:font-name-asian="Whitney" style:font-size-asian="12pt" style:font-style-asian="normal" style:font-weight-asian="normal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letter-spacing="normal" fo:font-style="normal" fo:font-weight="normal" officeooo:paragraph-rsid="00147c59" loext:padding="0cm" loext:border="none"/>
    </style:style>
    <style:style style:name="P32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33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34" style:family="paragraph" style:parent-style-name="Heading_20_1">
      <style:paragraph-properties fo:break-before="page"/>
      <style:text-properties officeooo:rsid="00258e63" officeooo:paragraph-rsid="00258e63"/>
    </style:style>
    <style:style style:name="P35" style:family="paragraph" style:parent-style-name="Heading_20_3">
      <style:text-properties officeooo:rsid="00209de6" officeooo:paragraph-rsid="00209de6"/>
    </style:style>
    <style:style style:name="P36" style:family="paragraph" style:parent-style-name="Heading_20_3">
      <style:text-properties officeooo:rsid="002742a4" officeooo:paragraph-rsid="002742a4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letter-spacing="normal" officeooo:rsid="002fdf04" style:font-name-asian="Whitney" style:font-size-asian="12pt" style:font-style-asian="normal" style:font-weight-asian="normal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2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7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fo:font-variant="normal" fo:text-transform="none" fo:font-size="12pt" fo:letter-spacing="normal" fo:font-style="normal" officeooo:rsid="002fdf04" style:font-name-asian="Whitney" style:font-size-asian="12pt" style:font-style-asian="normal" style:font-weight-asian="normal" style:font-size-complex="12pt" style:font-style-complex="normal"/>
    </style:style>
    <style:style style:name="T39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40" style:family="text">
      <style:text-properties fo:font-variant="normal" fo:text-transform="none" fo:color="#777777" style:font-name="Montserrat" fo:font-size="9.75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41" style:family="text">
      <style:text-properties fo:font-variant="normal" fo:text-transform="none" fo:color="#777777" style:font-name="Montserrat" fo:font-size="9.75pt" fo:letter-spacing="normal" fo:font-style="normal" fo:font-weight="normal" officeooo:rsid="000d4e08" style:font-name-asian="Whitney" style:font-size-asian="12pt" style:font-style-asian="normal" style:font-size-complex="12pt"/>
    </style:style>
    <style:style style:name="T42" style:family="text">
      <style:text-properties officeooo:rsid="000bc3ac"/>
    </style:style>
    <style:style style:name="T43" style:family="text">
      <style:text-properties officeooo:rsid="0018481b"/>
    </style:style>
    <style:style style:name="T44" style:family="text">
      <style:text-properties fo:color="#000000"/>
    </style:style>
    <style:style style:name="T45" style:family="text">
      <style:text-properties fo:color="#000000" style:font-name="Arial" fo:font-size="12pt" style:font-size-asian="12pt" style:font-size-complex="12pt"/>
    </style:style>
    <style:style style:name="T46" style:family="text">
      <style:text-properties fo:color="#000000" style:font-name="Arial" fo:font-size="12pt" officeooo:rsid="000edea8" style:font-size-asian="12pt" style:font-size-complex="12pt"/>
    </style:style>
    <style:style style:name="T47" style:family="text">
      <style:text-properties fo:color="#000000" style:font-name="Arial" fo:font-size="12pt" officeooo:rsid="00343b4e" style:font-name-asian="Whitney" style:font-size-asian="12pt" style:font-style-asian="normal" style:font-weight-asian="normal" style:font-size-complex="12pt"/>
    </style:style>
    <style:style style:name="T48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officeooo:rsid="001bf40e"/>
    </style:style>
    <style:style style:name="T51" style:family="text">
      <style:text-properties officeooo:rsid="00209de6"/>
    </style:style>
    <style:style style:name="T52" style:family="text">
      <style:text-properties officeooo:rsid="00226e4a"/>
    </style:style>
    <style:style style:name="T53" style:family="text">
      <style:text-properties officeooo:rsid="00258e63"/>
    </style:style>
    <style:style style:name="T54" style:family="text">
      <style:text-properties officeooo:rsid="002742a4"/>
    </style:style>
    <style:style style:name="T55" style:family="text">
      <style:text-properties officeooo:rsid="00275e74"/>
    </style:style>
    <style:style style:name="T56" style:family="text">
      <style:text-properties officeooo:rsid="002aa907"/>
    </style:style>
    <style:style style:name="T57" style:family="text">
      <style:text-properties officeooo:rsid="002d2add"/>
    </style:style>
    <style:style style:name="T58" style:family="text">
      <style:text-properties officeooo:rsid="00315837"/>
    </style:style>
    <style:style style:name="T59" style:family="text">
      <style:text-properties officeooo:rsid="0033d8fb"/>
    </style:style>
    <style:style style:name="T60" style:family="text">
      <style:text-properties style:font-name="Noto Serif" fo:font-size="9pt"/>
    </style:style>
    <style:style style:name="T61" style:family="text">
      <style:text-properties style:font-name="Noto Serif" fo:font-size="9pt" fo:font-style="italic"/>
    </style:style>
    <style:style style:name="T62" style:family="text">
      <style:text-properties officeooo:rsid="003ef5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50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32" text:outline-level="1">1.0 Introdução</text:h>
      <text:p text:style-name="P5"><text:tab/>Neste trabalho será projetado um sistema de realidade aumentada para utilização nas unidades curriculares de Biologia, focando em transformar as salas de aulas em <text:span text:style-name="T56">ambientes</text:span> mais <text:span text:style-name="T57">dinâmicos com a integração de novas tecnologias</text:span>.</text:p>
      <text:p text:style-name="P17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 (ANESE NICOLA, 2017). Com isso é necessário que seja encontrado metodologias que adicionem novas perspectivas sobre os assuntos abordados em sala de aula, permitindo que os alunos possam ter autonomia sobre a sala de aula e tornando o professor um mediador para sua turma.</text:span></text:p>
      <text:p text:style-name="P17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 (DIESEL, ALINE. 2016).</text:span></text:p>
      <text:p text:style-name="P18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 (IBGE. 2021). </text:span></text:p>
      <text:p text:style-name="P18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 (CAETANO,</text:span><text:span text:style-name="T6"> </text:span><text:span text:style-name="T7">2015).</text:span></text:p>
      <text:p text:style-name="P18"><text:span text:style-name="T7"><text:tab/></text:span><text:span text:style-name="T2">Para chegar nesse ambiente de estudos mais tecnológico é necessário que mais e mais sistemas e aplicativos sejam desenvolvidos e difundidos entre as mídias sociais, para assim </text:span><text:span text:style-name="T13">ser possível a existência de </text:span><text:span text:style-name="T2">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8"><text:span text:style-name="T2"><text:tab/>E nessa gama de tecnologias possíveis de uso </text:span><text:span text:style-name="T8">é possível </text:span><text:span text:style-name="T2">encontrar a função d</text:span><text:span text:style-name="T13">a</text:span><text:span text:style-name="T2">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2">” (AZUMA, 1997, p. 356, tradução nossa).</text:span><text:span text:style-name="T22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8"><text:span text:style-name="T22"><text:tab/></text:span><text:span text:style-name="T23">A tecnologia de realidade aumentada escalou rapidamente na sociedade quando os </text:span><text:span text:style-name="T24">dispositivos de computação móveis como os </text:span><text:span text:style-name="T25">smartphones</text:span><text:span text:style-name="T24"> e </text:span><text:span text:style-name="T25">tablets</text:span><text:span text:style-name="T27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8">esses dispositivos </text:span><text:span text:style-name="T27">mais e mais aplicativos de realidade aumentada apareceram, trazendo uma evolução significante e também uma divulgação muito maior para toda a sociedade.</text:span></text:p>
      <text:p text:style-name="P18"><text:span text:style-name="T27"><text:tab/>A evolução foi tão grande que em alguns momentos foi possível presenciar alguns aplicativos de realidade aumentada se tornarem tendências mundiais, como foi por </text:span><text:soft-page-break/><text:span text:style-name="T27">exemplo com o aplicativo desenvolvido em colaboração entre a Nintendo e a Niantic chamado Pokémon GO (NINTENDO…, 2016), </text:span><text:span text:style-name="T29">de acordo com o site </text:span><text:span text:style-name="T26">Bussiness of Apps</text:span><text:span text:style-name="T29"> que produz pesquisas relacionadas a uma vari</text:span><text:span text:style-name="T38">e</text:span><text:span text:style-name="T29">dade de aplicativos mobiles utilizando diversas fontes para suas pesquisas, informa que o jogo Pokémon GO gerou um grande fenômeno mundialmente, devido a utilização da realidade aumentada de um jeito que nunca foi visto antes (</text:span><text:span text:style-name="T30">IQBAL, 2021</text:span><text:span text:style-name="T29">). Isso também fez que o termo realidade aumentada <text:s/>fosse colocado nos holofotes das diversas áreas relacionadas a tecnologia, sendo repensada para vários propósitos, como por exemplo, o de uso em escolas.</text:span></text:p>
      <text:p text:style-name="P19"><text:span text:style-name="T29"><text:tab/>Em</text:span><text:span text:style-name="T28"> relação ao uso de realidade aumentada em </text:span><text:span text:style-name="T33">ambientes escolares</text:span><text:span text:style-name="T28">, muitos projetos </text:span><text:span text:style-name="T31">e estudos</text:span><text:span text:style-name="T28"> já foram feitos para tornar isso realidade, </text:span><text:span text:style-name="T31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 (</text:span><text:span text:style-name="T39">MARTINS</text:span><text:span text:style-name="T31">, 201</text:span><text:span text:style-name="T32">2</text:span><text:span text:style-name="T31">).</text:span></text:p>
      <text:p text:style-name="P18"><text:span text:style-name="T31"><text:tab/></text:span><text:span text:style-name="T33">Diante disso</text:span><text:span text:style-name="T32"> </text:span><text:span text:style-name="T33">é</text:span><text:span text:style-name="T32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 (BASSANI, 2019).</text:span></text:p>
      <text:p text:style-name="P18"><text:span text:style-name="T32"><text:tab/></text:span><text:span text:style-name="T34">Focando nesse diálogo e na integração de tecnologias no âmbito escolar, é analisado que </text:span><text:span text:style-name="T35">essa é</text:span><text:span text:style-name="T34"> uma área </text:span><text:span text:style-name="T36">a qual</text:span><text:span text:style-name="T34"> ainda possui muitas possibilidades de </text:span><text:span text:style-name="T35">evolução</text:span><text:span text:style-name="T34">, </text:span><text:span text:style-name="T35">como por exemplo a integração</text:span><text:span text:style-name="T34"> de aplicativos como ferramentas de auxílio nas salas de aula. Nesta área tão abrangente, uma das possíveis ciências que podem ser focadas é a </text:span><text:span text:style-name="T37">área</text:span><text:span text:style-name="T34"> de ciências biológicas, </text:span><text:span text:style-name="T35">como as matérias de </text:span><text:span text:style-name="T37">Química e </text:span><text:span text:style-name="T35">Biologia</text:span><text:span text:style-name="T34">.</text:span></text:p>
      <text:p text:style-name="P18"><text:span text:style-name="T34"><text:tab/>Em suma, o projeto foca em divulgar a metodologia ativa para mais salas de aula, utilizando-</text:span><text:span text:style-name="T36">se de</text:span><text:span text:style-name="T34"> um aplicativo </text:span><text:span text:style-name="T36">o qual</text:span><text:span text:style-name="T34"> apresenta ao estudante objetos em realidade aumentada diretamente relacionados aos conteúdos estudados. </text:span><text:span text:style-name="T37">N</text:span><text:span text:style-name="T34">esse aplicativo </text:span><text:span text:style-name="T37">será possível a </text:span><text:span text:style-name="T34">visualização de moléculas, com suas ligações e átomos bem definidas, permitindo </text:span><text:span text:style-name="T36">os </text:span><text:span text:style-name="T34">estudantes interagir com </text:span><text:span text:style-name="T36">os objetos estudados em sala de aula </text:span><text:span text:style-name="T34">e entender mais ainda suas estruturas.</text:span></text:p>
      <text:p text:style-name="P10"/>
      <text:h text:style-name="P26" text:outline-level="2">1.1 Objetivos</text:h>
      <text:p text:style-name="P20"><text:tab/><text:span text:style-name="T51">Nesta seção são apresentados os objetivos gerais e específicos deste trabalho.</text:span></text:p>
      <text:p text:style-name="P20"/>
      <text:h text:style-name="P35" text:outline-level="3">1.1.1 Objetivo geral</text:h>
      <text:p text:style-name="P20"><text:tab/><text:span text:style-name="T51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21"><text:tab/>O sistema deve apresentar moléculas e células em formato 3D usando a câmera do celular do usuário do sistema, permitindo também obter mais informações sobre cada um dos objetos digitais.</text:p>
      <text:p text:style-name="P20"/>
      <text:h text:style-name="P35" text:outline-level="3"><text:soft-page-break/>1.1.2 Objetivos específicos</text:h>
      <text:list xml:id="list3980792396" text:style-name="L1">
        <text:list-item>
          <text:p text:style-name="P25">Definir as ferramentas utilizadas para desenvolver o sistema;</text:p>
        </text:list-item>
        <text:list-item>
          <text:p text:style-name="P25">Documentar todos os processos prévios do desenvolvimento do sistema (Exemplo: Requisitos funcionais e não funcionais, modelo de sistema de gerenciamento de banco de dados);</text:p>
        </text:list-item>
        <text:list-item>
          <text:p text:style-name="P25">Desenvolver o sistema com base nos documentos criados;</text:p>
        </text:list-item>
        <text:list-item>
          <text:p text:style-name="P25">Aplicar testes do sistema em turmas do ensino médio que estejam tendo aulas relacionadas aos assuntos abordados no aplicativo;</text:p>
        </text:list-item>
        <text:list-item>
          <text:p text:style-name="P25">Validar <text:span text:style-name="T52">os</text:span> testes a partir de um questionário <text:span text:style-name="T52">aplicado para as turmas após testarem o sistema</text:span>.</text:p>
        </text:list-item>
      </text:list>
      <text:p text:style-name="P9"/>
      <text:p text:style-name="P9"><text:tab/></text:p>
      <text:p text:style-name="P9"><text:tab/></text:p>
      <text:h text:style-name="P34" text:outline-level="1">2.0 FUNDAMENTAÇÃO TEÓRICA</text:h>
      <text:p text:style-name="P22"/>
      <text:h text:style-name="P27" text:outline-level="2">2.1 DESCRIÇÃO DOS CONCEITOS FUNDAMENTAIS</text:h>
      <text:p text:style-name="P22"><text:tab/><text:span text:style-name="T53">O presente tópico tem como objeto descrever os conceitos fundamentais para compreensão do projeto elaborado.</text:span></text:p>
      <text:h text:style-name="P36" text:outline-level="3">2.1.1 Biologia nas escolas</text:h>
      <text:p text:style-name="P23"><text:tab/><text:span text:style-name="T58">As matérias que abordam ciências naturais nas escolas são extremamente importantes para o desenvolvimento do pensamento crítico e científico do aluno, isso se dá devido à necessidade de explicar todo o processo de como os conhecimentos atuais foram desenvolvidos (MEC).</text:span></text:p>
      <text:p text:style-name="P23"><text:tab/><text:span text:style-name="T59">Assim fica esclarecido que é necessário tornar os assuntos das aulas de ciências em experiências mais práticas, abandonando o ensino didático que mantém esses experimentos em um campo mais abstrato da educação.</text:span></text:p>
      <text:p text:style-name="P23"><text:tab/></text:p>
      <text:h text:style-name="P36" text:outline-level="3">2.1.2 Metodologias ativa</text:h>
      <text:p text:style-name="P24">Aqui abordar junto a tecnologia no ensino</text:p>
      <text:h text:style-name="P36" text:outline-level="3">2.1.<text:span text:style-name="T55">3</text:span> Realidade Aumentada</text:h>
      <text:p text:style-name="P22"/>
      <text:h text:style-name="P28" text:outline-level="2">2.2 TRABALHOS CORRELATOS</text:h>
      <text:p text:style-name="P23"><text:tab/><text:span text:style-name="T54">Nesta seção encontram-se as descrições de sistemas com funcionalidades semelhantes ao do projeto abordado. Tais sistemas serão comparados com o projeto ao final da seção. A seguir, encontram-se as descrições de cada sistema.</text:span></text:p>
      <text:p text:style-name="P23"/>
      <text:h text:style-name="P28" text:outline-level="2">2.3 TECNOLOGIAS UTILIZADAS</text:h>
      <text:p text:style-name="P23"><text:tab/><text:span text:style-name="T54">Nesta seção são apresentados os programas e tecnologias utilizados para a criação do sistema proposto neste projeto.</text:span></text:p>
      <text:h text:style-name="P33" text:outline-level="1"><text:span text:style-name="T43">2.0 </text:span>Referências</text:h>
      <text:p text:style-name="P4"/>
      <text:p text:style-name="P4"/>
      <text:p text:style-name="P4"/>
      <text:p text:style-name="P2"><text:span text:style-name="T45">ANESE NICOLA, Jéssica; PANIZ, Catiane Mazocco. A importância da utilização de diferentes recursos didáticos no Ensino de Ciências e Biologia. </text:span><text:span text:style-name="Strong_20_Emphasis"><text:span text:style-name="T45">InFor</text:span></text:span><text:span text:style-name="T45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5">&gt;. Acesso em: 28 june 2021. </text:span></text:p>
      <text:p text:style-name="P3"/>
      <text:p text:style-name="P2"><text:span text:style-name="T45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5">Revista Signos</text:span></text:span><text:span text:style-name="T45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5">&gt;. Acesso em: 28 jun. 2021. </text:span></text:p>
      <text:p text:style-name="P3"/>
      <text:p text:style-name="P2"><text:span text:style-name="T45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5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4">A</text:span><text:span text:style-name="T15">ZUMA,</text:span><text:span text:style-name="T14"> Ronald T.; A Survey of Augmented Reality. </text:span><text:span text:style-name="Emphasis"><text:span text:style-name="T48">Presence: Teleoperators and Virtual Environments</text:span></text:span><text:span text:style-name="T16"> </text:span><text:span text:style-name="T14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1">https://doi.org/10.1162/pres.1997.6.4.355</text:span></text:a><text:span text:style-name="T49"> </text:span></text:p>
      <text:p text:style-name="P11"/>
      <text:p text:style-name="P11"><text:span text:style-name="T42">Pokémon GO</text:span>. Criação de T<text:span text:style-name="T42">atsuo</text:span> Nomura. Produção de <text:span text:style-name="T42">Niantic</text:span>. JAPÃO: <text:span text:style-name="T42">Nintendo</text:span>, [2016]. 1 jogo eletrônico, son. color</text:p>
      <text:p text:style-name="P11"/>
      <text:p text:style-name="P15"><text:span text:style-name="T17">IQBAL, Mansoor. </text:span><text:span text:style-name="T45">Pokémon Go Revenue and Usage Statistics (2021). </text:span><text:span text:style-name="T46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6">&gt;. Acesso em: 01 jul. 2021.</text:span></text:p>
      <text:p text:style-name="P12"><text:s/></text:p>
      <text:p text:style-name="P16"><text:span text:style-name="T17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8">&lt;</text:span><text:a xlink:type="simple" xlink:href="http://br-ie.org/pub/index.php/desafie/article/view/2780" text:style-name="Internet_20_link" text:visited-style-name="Visited_20_Internet_20_Link"><text:span text:style-name="T44">http://br-ie.org/pub/index.php/desafie/article/view/2780</text:span></text:a><text:span text:style-name="T18">&gt;</text:span><text:span text:style-name="T17">. Acesso em: 0</text:span><text:span text:style-name="T18">3</text:span><text:span text:style-name="T17"> jul. 20</text:span><text:span text:style-name="T18">21</text:span><text:span text:style-name="T17">. </text:span></text:p>
      <text:p text:style-name="P13"/>
      <text:p text:style-name="P16"><text:span text:style-name="T17">BASSANI, Patrícia Brandalise Scherer. Realidade aumentada na escola: experiências de aprendizagem em espaços híbridos. </text:span><text:span text:style-name="Strong_20_Emphasis"><text:span text:style-name="T19">Revista Diálogo Educacional</text:span></text:span><text:span text:style-name="T17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20">https://periodicos.pucpr.br/index.php/dialogoeducacional/article/view/25419/23694</text:span></text:a><text:span text:style-name="T17">&gt;. Acesso em: 03 jul. 2021. doi:</text:span><text:a xlink:type="simple" xlink:href="http://dx.doi.org/10.7213/1981-416X.19.062.DS13" text:style-name="Internet_20_link" text:visited-style-name="Visited_20_Internet_20_Link"><text:span text:style-name="T20">http://dx.doi.org/10.7213/1981-416X.19.062.DS13</text:span></text:a><text:span text:style-name="T17">. </text:span></text:p>
      <text:p text:style-name="P16"><text:span text:style-name="T17"/></text:p>
      <text:p text:style-name="P16"><text:span text:style-name="T40">ANDRADE, Maria José Dias De. </text:span><text:span text:style-name="Strong_20_Emphasis"><text:span text:style-name="T41">Percepções de alunos do ensino médio sobre o ensino de biologia: contribuições para a formação docente durante o estágio supervisionado</text:span></text:span><text:span text:style-name="T40">. Anais I CONAPESC... Campina Grande: Realize Editora, 2016. Disponível em: &lt;https://www.editorarealize.com.br/artigo/visualizar/18155&gt;. Acesso em: 30/01/2022 15:17</text:span><text:span text:style-name="T17"> </text:span></text:p>
      <text:p text:style-name="P16"><text:span text:style-name="T17"/></text:p>
      <text:p text:style-name="P16"><text:soft-page-break/><text:span text:style-name="T17">SCARPA, DANIELA LOPES e CAMPOS, NATÁLIA FERREIRA Potencialidades do ensino de Biologia por Investigação. Estudos Avançados [online]. 2018, v. 32, n. 94 [Acessado 22 Janeiro 2022] , pp. 25-41. Disponível em: &lt;https://doi.org/10.1590/s0103-40142018.3294.0003&gt;. ISSN 1806-9592. https://doi.org/10.1590/s0103-40142018.3294.0003.</text:span></text:p>
      <text:p text:style-name="P14"/>
      <text:p text:style-name="P14"><text:span text:style-name="T60">SEGURA, E.; KALHIL, J. B. A METODOLOGIA ATIVA COMO PROPOSTA PARA O ENSINO DE CIÊNCIAS. REAMEC - Rede Amazônica de Educação em Ciências e Matemática, </text:span><text:span text:style-name="T61">[S. l.]</text:span><text:span text:style-name="T60">, v. 3, n. 1, p. 87-98, 2015. DOI: 10.26571/2318-6674.a2015.v3.n1.p87-98.i5308. Disponível em: https://dev.setec.ufmt.br/ojs3x/index.php/reamec/article/view/5308. Acesso em: 30 jan. 2022.</text:span> </text:p>
      <text:p text:style-name="P14"/>
      <text:p text:style-name="P31"><text:span text:style-name="T47">Aragão, E., </text:span>&amp; Maranhão, R. V. (2019). Estudos sobre o uso da metodologia ativa no ensino superior do <text:span text:style-name="T62">B</text:span>rasil uma revisão bibliográfica. Revista Ciências da Saúde e Educação IESGO, 1(2), 8-23</text:p>
      <text:p text:style-name="P14"/>
      <text:p text:style-name="P14">KIRNER, C.; KIRNER, T.G. Evolução e tendências da Realidade Virtual e da Realidade Aumentada. In M. W. de S. Ribeiro, E. R. Zorzal, EDS. 2011, Realidade Virtual e Aumentada: Aplicações e Tendências. XIII Symposium on Virtual and Augmented Reality. Uberlândia: Sociedade Brasileira de Computação - SBC, 2011. pp. 8-2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" svg:font-family="Montserrat, Arial, sans-serif"/>
    <style:font-face style:name="Noto Serif" svg:font-family="'Noto Serif', apple-system, BlinkMacSystemFont, 'Segoe UI', Roboto, Oxygen-Sans, Ubuntu, Cantarell, 'Helvetica Neue', sans-serif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4H59M49S</meta:editing-duration>
    <meta:editing-cycles>27</meta:editing-cycles>
    <meta:generator>LibreOffice/6.2.4.2$Windows_X86_64 LibreOffice_project/2412653d852ce75f65fbfa83fb7e7b669a126d64</meta:generator>
    <dc:date>2022-01-30T22:59:33.685000000</dc:date>
    <meta:document-statistic meta:table-count="0" meta:image-count="0" meta:object-count="0" meta:page-count="7" meta:paragraph-count="65" meta:word-count="1852" meta:character-count="12587" meta:non-whitespace-character-count="10763"/>
  </office:meta>
</office:document-meta>
</file>